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bottom" draw:auto-grow-height="false" fo:padding-top="0.175cm" fo:padding-bottom="0.175cm" fo:padding-left="0.3cm" fo:padding-right="0.3cm" draw:shadow="visible" draw:shadow-offset-x="0.01cm" draw:shadow-offset-y="0.01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c0c0c0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6cm" svg:y="6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3.3cm" svg:height="1.3cm" svg:x="6.35cm" svg:y="8.5cm">
          <text:p text:style-name="P2">SNIFF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4cm" svg:height="4cm" svg:x="5.7cm" svg:y="1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3.3cm" svg:height="1.3cm" svg:x="6.05cm" svg:y="13.5cm">
          <text:p text:style-name="P3"><text:span text:style-name="T1">LIBRA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4cm" svg:height="4cm" svg:x="5.6cm" svg:y="16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3.3cm" svg:height="1.3cm" svg:x="5.95cm" svg:y="18.7cm">
          <text:p text:style-name="P3"><text:span text:style-name="T1">XMP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4cm" svg:height="4cm" svg:x="5.4cm" svg:y="2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3.3cm" svg:height="1.3cm" svg:x="5.75cm" svg:y="23.5cm">
          <text:p text:style-name="P3"><text:span text:style-name="T1">APP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4cm" svg:height="4cm" svg:x="12.9cm" svg:y="17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3.3cm" svg:height="1.3cm" svg:x="13.25cm" svg:y="20.4cm">
          <text:p text:style-name="P3"><text:span text:style-name="T1">WIBO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05:32:05.95</meta:creation-date>
    <dc:date>2013-03-20T05:53:51.35</dc:date>
    <meta:editing-duration>PT6M21S</meta:editing-duration>
    <meta:editing-cycles>2</meta:editing-cycles>
    <meta:generator>LibreOffice/3.5$Windows_x86 LibreOffice_project/7122e39-92ed229-498d286-15e43b4-d70da21</meta:generator>
    <meta:document-statistic meta:object-count="10"/>
  </office:meta>
</office:document-meta>
</file>